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Arial" svg:font-family="Arial"/>
    <style:font-face style:name="Arial Black" svg:font-family="'Arial Black'"/>
    <style:font-face style:name="Century Gothic1" svg:font-family="'Century Gothic'"/>
    <style:font-face style:name="Soutane"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4" svg:font-family="Soutane" style:font-adornments="Normal" style:font-pitch="variable"/>
    <style:font-face style:name="Soutane1" svg:font-family="Soutane" style:font-adornments="Regular" style:font-pitch="variable"/>
    <style:font-face style:name="SoutaneBlack2" svg:font-family="SoutaneBlack" style:font-pitch="variable"/>
    <style:font-face style:name="SoutaneBlack1" svg:font-family="SoutaneBlack" style:font-adornments="Bold" style:font-pitch="variable"/>
    <style:font-face style:name="SoutaneBlack"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 fo:font-size="10pt" officeooo:rsid="00401a38" officeooo:paragraph-rsid="00401a38"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 fo:font-size="10pt" officeooo:rsid="004fc71e" officeooo:paragraph-rsid="004fc71e"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officeooo:rsid="003d6094" officeooo:paragraph-rsid="006f2e5c"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bold" officeooo:rsid="00517fc3" officeooo:paragraph-rsid="005a4faa" fo:background-color="transparent" style:font-size-asian="10pt" style:font-weight-asian="bold" style:font-size-complex="10pt" style:font-weight-complex="bold"/>
    </style:style>
    <style:style style:name="P19" style:family="paragraph" style:parent-style-name="Text_20_body">
      <style:paragraph-properties fo:margin-top="0in" fo:margin-bottom="0.1in" loext:contextual-spacing="false" fo:text-align="justify" style:justify-single-word="false"/>
      <style:text-properties style:font-name="Soutane1" fo:font-size="10pt" fo:font-weight="normal" officeooo:rsid="0031434f"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style:font-name="Soutane1" fo:font-size="10pt" fo:font-weight="normal" officeooo:rsid="0037493d" officeooo:paragraph-rsid="0037493d" fo:background-color="transparent" style:font-size-asian="10pt" style:font-size-complex="10pt"/>
    </style:style>
    <style:style style:name="P21" style:family="paragraph" style:parent-style-name="Text_20_body">
      <style:paragraph-properties fo:margin-top="0in" fo:margin-bottom="0.1in" loext:contextual-spacing="false" fo:text-align="justify" style:justify-single-word="false"/>
      <style:text-properties style:font-name="Soutane1" fo:font-size="10pt" fo:font-weight="normal" officeooo:rsid="00355aff" officeooo:paragraph-rsid="0037493d" fo:background-color="transparent" style:font-size-asian="10pt" style:font-size-complex="10pt"/>
    </style:style>
    <style:style style:name="P22" style:family="paragraph" style:parent-style-name="Text_20_body">
      <style:paragraph-properties fo:margin-top="0in" fo:margin-bottom="0.1in" loext:contextual-spacing="false" fo:text-align="justify" style:justify-single-word="false"/>
      <style:text-properties style:font-name="Soutane1" fo:font-size="10pt" fo:font-weight="normal" officeooo:rsid="00658d25" officeooo:paragraph-rsid="00658d25" fo:background-color="transparent" style:font-size-asian="10pt" style:font-size-complex="10pt"/>
    </style:style>
    <style:style style:name="P23" style:family="paragraph" style:parent-style-name="Text_20_body">
      <style:paragraph-properties fo:margin-top="0in" fo:margin-bottom="0.1in" loext:contextual-spacing="false" fo:text-align="justify" style:justify-single-word="false"/>
      <style:text-properties officeooo:paragraph-rsid="003e84b7"/>
    </style:style>
    <style:style style:name="P24" style:family="paragraph" style:parent-style-name="SampleDeityText">
      <style:paragraph-properties fo:margin-top="0in" fo:margin-bottom="0.1in" loext:contextual-spacing="false" fo:text-align="justify" style:justify-single-word="false"/>
      <style:text-properties style:font-name="Soutane" fo:font-size="10pt" officeooo:rsid="00536bab" officeooo:paragraph-rsid="005a4faa" fo:background-color="transparent" style:font-size-asian="10pt" style:font-size-complex="10pt"/>
    </style:style>
    <style:style style:name="P25" style:family="paragraph" style:parent-style-name="SampleDeityText">
      <style:paragraph-properties fo:margin-top="0in" fo:margin-bottom="0.1in" loext:contextual-spacing="false" fo:text-align="justify" style:justify-single-word="false"/>
      <style:text-properties style:font-name="Soutane" fo:font-size="10pt" fo:font-weight="normal" officeooo:rsid="005c96f7" officeooo:paragraph-rsid="005f4b1b" fo:background-color="transparent" style:font-size-asian="10pt" style:font-weight-asian="normal" style:font-size-complex="10pt" style:font-weight-complex="normal"/>
    </style:style>
    <style:style style:name="P26"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7" style:family="paragraph" style:parent-style-name="Text_20_body" style:master-page-name="">
      <style:paragraph-properties fo:margin-top="0in" fo:margin-bottom="0in" loext:contextual-spacing="false" style:page-number="auto"/>
      <style:text-properties style:font-name="Century Gothic"/>
    </style:style>
    <style:style style:name="P28"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9"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ext_20_body">
      <style:paragraph-properties fo:margin-top="0in" fo:margin-bottom="0in" loext:contextual-spacing="false" fo:text-align="start" style:justify-single-word="false"/>
      <style:text-properties fo:font-size="10pt" fo:font-weight="normal" officeooo:rsid="005c96f7" officeooo:paragraph-rsid="005f4b1b" style:font-size-asian="10pt" style:font-weight-asian="normal" style:font-size-complex="10pt" style:font-weight-complex="normal"/>
    </style:style>
    <style:style style:name="P31" style:family="paragraph" style:parent-style-name="Text_20_body">
      <style:text-properties officeooo:rsid="0031434f" officeooo:paragraph-rsid="0031434f"/>
    </style:style>
    <style:style style:name="P32" style:family="paragraph" style:parent-style-name="Text_20_body">
      <style:text-properties officeooo:paragraph-rsid="00401a38"/>
    </style:style>
    <style:style style:name="P33" style:family="paragraph" style:parent-style-name="Text_20_body">
      <style:text-properties fo:font-weight="bold" officeooo:rsid="00523d54" officeooo:paragraph-rsid="005a4faa" style:font-weight-asian="bold" style:font-weight-complex="bold"/>
    </style:style>
    <style:style style:name="P34" style:family="paragraph" style:parent-style-name="Text_20_body">
      <style:text-properties fo:font-weight="bold" officeooo:rsid="00536bab" officeooo:paragraph-rsid="005a4faa" style:font-weight-asian="bold" style:font-weight-complex="bold"/>
    </style:style>
    <style:style style:name="P35" style:family="paragraph" style:parent-style-name="Text_20_body">
      <style:text-properties fo:font-weight="bold" officeooo:rsid="00536bab" officeooo:paragraph-rsid="005f4b1b" style:font-weight-asian="bold" style:font-weight-complex="bold"/>
    </style:style>
    <style:style style:name="P36" style:family="paragraph" style:parent-style-name="Text_20_body">
      <style:text-properties fo:font-weight="bold" officeooo:rsid="005750d7" officeooo:paragraph-rsid="005a4faa" style:font-weight-asian="bold" style:font-weight-complex="bold"/>
    </style:style>
    <style:style style:name="P37" style:family="paragraph" style:parent-style-name="Text_20_body">
      <style:text-properties fo:font-weight="normal" officeooo:rsid="004a9a1b" officeooo:paragraph-rsid="004a9a1b" style:font-weight-asian="normal" style:font-weight-complex="normal"/>
    </style:style>
    <style:style style:name="P38" style:family="paragraph" style:parent-style-name="Text_20_body">
      <style:text-properties fo:font-weight="normal" officeooo:rsid="004ca51e" officeooo:paragraph-rsid="004ca51e" style:font-weight-asian="normal" style:font-weight-complex="normal"/>
    </style:style>
    <style:style style:name="P39" style:family="paragraph" style:parent-style-name="Text_20_body">
      <style:text-properties fo:font-weight="normal" officeooo:rsid="004de5c1" officeooo:paragraph-rsid="004de5c1" style:font-weight-asian="normal" style:font-weight-complex="normal"/>
    </style:style>
    <style:style style:name="P40" style:family="paragraph" style:parent-style-name="Text_20_body">
      <style:text-properties fo:font-weight="normal" officeooo:rsid="004913b1" officeooo:paragraph-rsid="005a4faa" style:font-weight-asian="normal" style:font-weight-complex="normal"/>
    </style:style>
    <style:style style:name="P41" style:family="paragraph" style:parent-style-name="Text_20_body">
      <style:text-properties fo:font-weight="normal" officeooo:rsid="004913b1" officeooo:paragraph-rsid="004913b1" style:font-weight-asian="normal" style:font-weight-complex="normal"/>
    </style:style>
    <style:style style:name="P42" style:family="paragraph" style:parent-style-name="Text_20_body">
      <style:text-properties officeooo:paragraph-rsid="00668a44"/>
    </style:style>
    <style:style style:name="P43" style:family="paragraph" style:parent-style-name="Text_20_body">
      <style:text-properties officeooo:paragraph-rsid="0031434f"/>
    </style:style>
    <style:style style:name="P44" style:family="paragraph" style:parent-style-name="Text_20_body">
      <style:text-properties officeooo:rsid="004913b1" officeooo:paragraph-rsid="005f4b1b"/>
    </style:style>
    <style:style style:name="P45"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1" fo:font-size="10pt" fo:font-weight="bold" officeooo:rsid="004457bc" officeooo:paragraph-rsid="004457bc" fo:background-color="transparent" style:font-size-asian="10pt" style:font-weight-asian="bold" style:font-size-complex="10pt" style:font-weight-complex="bold"/>
    </style:style>
    <style:style style:name="P46"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1" fo:font-size="10pt" fo:font-weight="bold" officeooo:rsid="003928ab" officeooo:paragraph-rsid="00668a44" fo:background-color="transparent" style:font-size-asian="10pt" style:font-weight-asian="bold" style:font-size-complex="10pt" style:font-weight-complex="bold"/>
    </style:style>
    <style:style style:name="P47"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1" fo:font-size="10pt" fo:font-weight="bold" officeooo:rsid="00658d25" officeooo:paragraph-rsid="00668a44" fo:background-color="transparent" style:font-size-asian="10pt" style:font-weight-asian="bold" style:font-size-complex="10pt" style:font-weight-complex="bold"/>
    </style:style>
    <style:style style:name="P48"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1" fo:font-size="10pt" fo:font-weight="bold" officeooo:rsid="00668a44" officeooo:paragraph-rsid="00668a44" fo:background-color="transparent" style:font-size-asian="10pt" style:font-weight-asian="bold" style:font-size-complex="10pt" style:font-weight-complex="bold"/>
    </style:style>
    <style:style style:name="P49"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1" fo:font-size="10pt" fo:font-weight="normal" officeooo:rsid="0044ae58" officeooo:paragraph-rsid="0044ae58" fo:background-color="transparent" style:font-size-asian="10pt" style:font-weight-asian="normal" style:font-size-complex="10pt" style:font-weight-complex="normal"/>
    </style:style>
    <style:style style:name="P50"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1" fo:font-size="10pt" fo:font-weight="bold" officeooo:rsid="0037493d" officeooo:paragraph-rsid="004457bc" fo:background-color="transparent" style:font-size-asian="10pt" style:font-weight-asian="bold" style:font-size-complex="10pt" style:font-weight-complex="bold"/>
    </style:style>
    <style:style style:name="P51"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1" fo:font-size="10pt" fo:font-weight="bold" officeooo:rsid="0037493d" officeooo:paragraph-rsid="00668a44" fo:background-color="transparent" style:font-size-asian="10pt" style:font-weight-asian="bold" style:font-size-complex="10pt" style:font-weight-complex="bold"/>
    </style:style>
    <style:style style:name="P52" style:family="paragraph" style:parent-style-name="SampleDeityText">
      <style:text-properties officeooo:paragraph-rsid="005a4faa"/>
    </style:style>
    <style:style style:name="P53" style:family="paragraph" style:parent-style-name="SampleDeityText">
      <style:text-properties fo:font-weight="normal" officeooo:rsid="0054b62c" officeooo:paragraph-rsid="005a4faa" style:font-weight-asian="normal" style:font-weight-complex="normal"/>
    </style:style>
    <style:style style:name="P54" style:family="paragraph" style:parent-style-name="SampleDeityText">
      <style:text-properties fo:font-weight="normal" officeooo:paragraph-rsid="005a4faa" style:font-weight-asian="normal" style:font-weight-complex="normal"/>
    </style:style>
    <style:style style:name="P55" style:family="paragraph" style:parent-style-name="SampleDeityText">
      <style:text-properties fo:font-weight="normal" officeooo:rsid="004913b1" officeooo:paragraph-rsid="005a4faa" style:font-weight-asian="normal" style:font-weight-complex="normal"/>
    </style:style>
    <style:style style:name="P56" style:family="paragraph" style:parent-style-name="Contents_20_1">
      <style:paragraph-properties>
        <style:tab-stops>
          <style:tab-stop style:position="7in" style:type="right" style:leader-style="dotted" style:leader-text="."/>
        </style:tab-stops>
      </style:paragraph-properties>
    </style:style>
    <style:style style:name="P57" style:family="paragraph" style:parent-style-name="Contents_20_2">
      <style:paragraph-properties>
        <style:tab-stops>
          <style:tab-stop style:position="6.8035in" style:type="right" style:leader-style="dotted" style:leader-text="."/>
        </style:tab-stops>
      </style:paragraph-properties>
    </style:style>
    <style:style style:name="P58" style:family="paragraph" style:parent-style-name="MainHeading">
      <style:paragraph-properties fo:break-before="page"/>
    </style:style>
    <style:style style:name="P59" style:family="paragraph" style:parent-style-name="MainHeading">
      <style:paragraph-properties fo:break-before="page"/>
      <style:text-properties officeooo:paragraph-rsid="00738f89"/>
    </style:style>
    <style:style style:name="P60" style:family="paragraph" style:parent-style-name="SubHeading">
      <style:text-properties officeooo:paragraph-rsid="003e84b7"/>
    </style:style>
    <style:style style:name="P61" style:family="paragraph" style:parent-style-name="SubHeading">
      <style:text-properties officeooo:paragraph-rsid="0037493d"/>
    </style:style>
    <style:style style:name="P62" style:family="paragraph" style:parent-style-name="SubHeading">
      <style:text-properties officeooo:paragraph-rsid="00418538"/>
    </style:style>
    <style:style style:name="P63" style:family="paragraph" style:parent-style-name="SubHeading">
      <style:text-properties officeooo:paragraph-rsid="00350ea7"/>
    </style:style>
    <style:style style:name="P64"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65" style:family="paragraph" style:parent-style-name="SubHeading">
      <style:text-properties officeooo:rsid="00779eef" officeooo:paragraph-rsid="00779eef"/>
    </style:style>
    <style:style style:name="P66" style:family="paragraph" style:parent-style-name="Contents_20_1">
      <style:paragraph-properties>
        <style:tab-stops>
          <style:tab-stop style:position="7in" style:type="right" style:leader-style="dotted" style:leader-text="."/>
        </style:tab-stops>
      </style:paragraph-properties>
    </style:style>
    <style:style style:name="P67" style:family="paragraph" style:parent-style-name="Contents_20_2">
      <style:paragraph-properties>
        <style:tab-stops>
          <style:tab-stop style:position="6.8035in" style:type="right" style:leader-style="dotted" style:leader-text="."/>
        </style:tab-stops>
      </style:paragraph-properties>
    </style:style>
    <style:style style:name="P68"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1" fo:font-size="10pt" fo:font-weight="bold" officeooo:rsid="0037493d" officeooo:paragraph-rsid="004457bc" fo:background-color="transparent" style:font-size-asian="10pt" style:font-weight-asian="bold" style:font-size-complex="10pt" style:font-weight-complex="bold"/>
    </style:style>
    <style:style style:name="P69" style:family="paragraph" style:parent-style-name="Text_20_body">
      <style:text-properties officeooo:paragraph-rsid="0076a60f"/>
    </style:style>
    <style:style style:name="P70" style:family="paragraph" style:parent-style-name="Text_20_body">
      <style:text-properties style:font-name="SoutaneBlack" fo:font-size="11pt" fo:font-weight="normal" officeooo:rsid="0067ce1a" officeooo:paragraph-rsid="0076a60f" style:font-size-asian="10pt" style:font-size-complex="10pt"/>
    </style:style>
    <style:style style:name="T1" style:family="text">
      <style:text-properties style:font-name="SoutaneBlack2" fo:font-size="10pt" style:font-size-asian="10pt" style:font-size-complex="10pt"/>
    </style:style>
    <style:style style:name="T2" style:family="text">
      <style:text-properties officeooo:rsid="0061ac07"/>
    </style:style>
    <style:style style:name="T3" style:family="text">
      <style:text-properties officeooo:rsid="0020c2f8"/>
    </style:style>
    <style:style style:name="T4" style:family="text">
      <style:text-properties fo:font-weight="bold" style:font-weight-asian="bold" style:font-weight-complex="bold"/>
    </style:style>
    <style:style style:name="T5" style:family="text">
      <style:text-properties fo:font-weight="bold" officeooo:rsid="0020c2f8" style:font-weight-asian="bold" style:font-weight-complex="bold"/>
    </style:style>
    <style:style style:name="T6" style:family="text">
      <style:text-properties fo:font-weight="bold" officeooo:rsid="00566a23" style:font-weight-asian="bold" style:font-weight-complex="bold"/>
    </style:style>
    <style:style style:name="T7" style:family="text">
      <style:text-properties officeooo:rsid="00215885"/>
    </style:style>
    <style:style style:name="T8" style:family="text">
      <style:text-properties officeooo:rsid="0022f003"/>
    </style:style>
    <style:style style:name="T9" style:family="text">
      <style:text-properties officeooo:rsid="0031434f"/>
    </style:style>
    <style:style style:name="T10" style:family="text">
      <style:text-properties style:font-name="Soutane1" fo:font-size="10pt" fo:font-weight="normal" officeooo:rsid="0031434f" fo:background-color="transparent" loext:char-shading-value="0" style:font-size-asian="10pt" style:font-size-complex="10pt"/>
    </style:style>
    <style:style style:name="T11" style:family="text">
      <style:text-properties style:font-name="Soutane1" fo:font-size="10pt" fo:font-weight="normal" officeooo:rsid="00658d25" fo:background-color="transparent" loext:char-shading-value="0" style:font-size-asian="10pt" style:font-weight-asian="normal" style:font-size-complex="10pt" style:font-weight-complex="normal"/>
    </style:style>
    <style:style style:name="T12" style:family="text">
      <style:text-properties style:font-name="Soutane1" fo:font-size="10pt" fo:font-weight="normal" officeooo:rsid="00668a44" fo:background-color="transparent" loext:char-shading-value="0" style:font-size-asian="10pt" style:font-weight-asian="normal" style:font-size-complex="10pt" style:font-weight-complex="normal"/>
    </style:style>
    <style:style style:name="T13" style:family="text">
      <style:text-properties style:font-name="Soutane1" fo:font-size="10pt" fo:font-weight="bold" officeooo:rsid="003928ab" fo:background-color="transparent" loext:char-shading-value="0" style:font-size-asian="10pt" style:font-weight-asian="bold" style:font-size-complex="10pt" style:font-weight-complex="bold"/>
    </style:style>
    <style:style style:name="T14" style:family="text">
      <style:text-properties officeooo:rsid="00355aff"/>
    </style:style>
    <style:style style:name="T15" style:family="text">
      <style:text-properties officeooo:rsid="003928ab"/>
    </style:style>
    <style:style style:name="T16" style:family="text">
      <style:text-properties fo:font-weight="normal" style:font-weight-asian="normal" style:font-weight-complex="normal"/>
    </style:style>
    <style:style style:name="T17" style:family="text">
      <style:text-properties fo:font-weight="normal" officeooo:rsid="003928ab" style:font-weight-asian="normal" style:font-weight-complex="normal"/>
    </style:style>
    <style:style style:name="T18" style:family="text">
      <style:text-properties fo:font-weight="normal" officeooo:rsid="003e5c2d" style:font-weight-asian="normal" style:font-weight-complex="normal"/>
    </style:style>
    <style:style style:name="T19" style:family="text">
      <style:text-properties fo:font-weight="normal" officeooo:rsid="004457bc" style:font-weight-asian="normal" style:font-weight-complex="normal"/>
    </style:style>
    <style:style style:name="T20" style:family="text">
      <style:text-properties fo:font-weight="normal" officeooo:rsid="0044ae58" style:font-weight-asian="normal" style:font-weight-complex="normal"/>
    </style:style>
    <style:style style:name="T21" style:family="text">
      <style:text-properties fo:font-weight="normal" officeooo:rsid="00546eae" style:font-weight-asian="normal" style:font-weight-complex="normal"/>
    </style:style>
    <style:style style:name="T22" style:family="text">
      <style:text-properties fo:font-weight="normal" officeooo:rsid="00523d54" style:font-weight-asian="normal" style:font-weight-complex="normal"/>
    </style:style>
    <style:style style:name="T23" style:family="text">
      <style:text-properties fo:font-weight="normal" officeooo:rsid="0054b62c" style:font-weight-asian="normal" style:font-weight-complex="normal"/>
    </style:style>
    <style:style style:name="T24" style:family="text">
      <style:text-properties fo:font-weight="normal" officeooo:rsid="0057b234" style:font-weight-asian="normal" style:font-weight-complex="normal"/>
    </style:style>
    <style:style style:name="T25" style:family="text">
      <style:text-properties fo:font-weight="normal" officeooo:rsid="005c96f7" style:font-weight-asian="normal" style:font-weight-complex="normal"/>
    </style:style>
    <style:style style:name="T26" style:family="text">
      <style:text-properties fo:font-weight="normal" officeooo:rsid="00668a44" style:font-weight-asian="normal" style:font-weight-complex="normal"/>
    </style:style>
    <style:style style:name="T27" style:family="text">
      <style:text-properties fo:font-weight="normal" officeooo:rsid="0067ce1a" style:font-weight-asian="normal" style:font-weight-complex="normal"/>
    </style:style>
    <style:style style:name="T28" style:family="text">
      <style:text-properties officeooo:rsid="003b0008"/>
    </style:style>
    <style:style style:name="T29" style:family="text">
      <style:text-properties officeooo:rsid="00418538"/>
    </style:style>
    <style:style style:name="T30" style:family="text">
      <style:text-properties officeooo:rsid="00444e8e"/>
    </style:style>
    <style:style style:name="T31" style:family="text">
      <style:text-properties style:font-name="Soutane" fo:font-size="10pt" officeooo:rsid="003e84b7" fo:background-color="transparent" loext:char-shading-value="0" style:font-size-asian="10pt" style:font-size-complex="10pt"/>
    </style:style>
    <style:style style:name="T32" style:family="text">
      <style:text-properties style:font-name="Soutane" fo:font-size="10pt" officeooo:rsid="00401a38" fo:background-color="transparent" loext:char-shading-value="0" style:font-size-asian="10pt" style:font-size-complex="10pt"/>
    </style:style>
    <style:style style:name="T33" style:family="text">
      <style:text-properties style:font-name="Soutane" fo:font-size="10pt" officeooo:rsid="00444e8e" fo:background-color="transparent" loext:char-shading-value="0" style:font-size-asian="10pt" style:font-size-complex="10pt"/>
    </style:style>
    <style:style style:name="T34" style:family="text">
      <style:text-properties style:text-position="super 58%"/>
    </style:style>
    <style:style style:name="T35" style:family="text">
      <style:text-properties style:text-position="0% 100%"/>
    </style:style>
    <style:style style:name="T36" style:family="text">
      <style:text-properties officeooo:rsid="004ca51e"/>
    </style:style>
    <style:style style:name="T37" style:family="text">
      <style:text-properties officeooo:rsid="004fc71e"/>
    </style:style>
    <style:style style:name="T38" style:family="text">
      <style:text-properties officeooo:rsid="00516a81"/>
    </style:style>
    <style:style style:name="T39" style:family="text">
      <style:text-properties officeooo:rsid="0051f170"/>
    </style:style>
    <style:style style:name="T40" style:family="text">
      <style:text-properties officeooo:rsid="00546eae"/>
    </style:style>
    <style:style style:name="T41" style:family="text">
      <style:text-properties officeooo:rsid="00566a23"/>
    </style:style>
    <style:style style:name="T42" style:family="text">
      <style:text-properties officeooo:rsid="005727ee"/>
    </style:style>
    <style:style style:name="T43" style:family="text">
      <style:text-properties officeooo:rsid="00585df7"/>
    </style:style>
    <style:style style:name="T44" style:family="text">
      <style:text-properties officeooo:rsid="00523d54"/>
    </style:style>
    <style:style style:name="T45" style:family="text">
      <style:text-properties officeooo:rsid="0056b431"/>
    </style:style>
    <style:style style:name="T46" style:family="text">
      <style:text-properties officeooo:rsid="005906c6"/>
    </style:style>
    <style:style style:name="T47" style:family="text">
      <style:text-properties officeooo:rsid="005f4b1b"/>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officeooo:rsid="0067ce1a"/>
    </style:style>
    <style:style style:name="T51" style:family="text">
      <style:text-properties officeooo:rsid="006c34f3"/>
    </style:style>
    <style:style style:name="T52" style:family="text">
      <style:text-properties officeooo:rsid="00294855"/>
    </style:style>
    <style:style style:name="T53" style:family="text">
      <style:text-properties officeooo:rsid="002f5c1c"/>
    </style:style>
    <style:style style:name="T54" style:family="text">
      <style:text-properties officeooo:rsid="006f2e5c"/>
    </style:style>
    <style:style style:name="T55" style:family="text">
      <style:text-properties officeooo:rsid="00461573"/>
    </style:style>
    <style:style style:name="T56" style:family="text">
      <style:text-properties officeooo:rsid="0037493d"/>
    </style:style>
    <style:style style:name="T57" style:family="text">
      <style:text-properties style:font-name="SoutaneBlack" fo:font-size="11pt" fo:font-weight="normal" officeooo:rsid="0037493d" style:font-size-asian="10pt" style:font-size-complex="10pt"/>
    </style:style>
    <style:style style:name="T58" style:family="text">
      <style:text-properties style:font-name="SoutaneBlack" fo:font-size="11pt" fo:font-weight="normal" officeooo:rsid="00738f89" style:font-size-asian="10pt" style:font-size-complex="10pt"/>
    </style:style>
    <style:style style:name="T59" style:family="text">
      <style:text-properties style:font-name="SoutaneBlack" fo:font-size="11pt" fo:font-weight="normal" officeooo:rsid="00294855" style:font-size-asian="10pt" style:font-size-complex="10pt"/>
    </style:style>
    <style:style style:name="T60" style:family="text">
      <style:text-properties style:font-name="SoutaneBlack" fo:font-size="11pt" fo:font-weight="normal" officeooo:rsid="00418538" style:font-size-asian="10pt" style:font-size-complex="10pt"/>
    </style:style>
    <style:style style:name="T61" style:family="text">
      <style:text-properties style:font-name="SoutaneBlack" fo:font-size="11pt" fo:font-weight="normal" officeooo:rsid="00758087" style:font-size-asian="10pt" style:font-size-complex="10pt"/>
    </style:style>
    <style:style style:name="T62" style:family="text">
      <style:text-properties style:font-name="SoutaneBlack" fo:font-size="11pt" fo:font-weight="normal" officeooo:rsid="0076a60f" style:font-size-asian="10pt" style:font-size-complex="10pt"/>
    </style:style>
    <style:style style:name="T63" style:family="text">
      <style:text-properties style:font-name="SoutaneBlack" fo:font-size="14pt" fo:font-weight="normal" officeooo:rsid="00779eef" style:font-size-asian="10pt" style:font-size-complex="10pt"/>
    </style:style>
    <style:style style:name="T64" style:family="text">
      <style:text-properties officeooo:rsid="0076a60f"/>
    </style:style>
    <style:style style:name="T65" style:family="text">
      <style:text-properties officeooo:rsid="00779eef"/>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7">Thorin Schmidt</text:span></text:p>
            </table:table-cell>
            <table:table-cell table:style-name="Table1.A1" office:value-type="string">
              <text:p text:style-name="P26">Release <text:span text:style-name="T51">6</text:span></text:p>
              <text:p text:style-name="P28">Copyright © <text:span text:style-name="T3">2018-2019</text:span> <text:span text:style-name="T7">Thorin Schmidt</text:span></text:p>
              <text:p text:style-name="P30">Additional Editing by Chiisu81</text:p>
              <text:p text:style-name="P29">All Rights Reserved</text:p>
              <text:p text:style-name="P29">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ext:table-of-content text:style-name="Sect1" text:protected="true" text:name="Table of Contents1">
              <text:table-of-content-source text:outline-level="1" text:use-outline-level="false" text:use-index-marks="false" text:use-index-source-styles="true">
                <text:index-title-template text:style-name="Main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ainHeading"/>
                </text:index-source-styles>
                <text:index-source-styles text:outline-level="2">
                  <text:index-source-style text:style-name="SubHeading"/>
                </text:index-source-styles>
              </text:table-of-content-source>
              <text:index-body>
                <text:index-title text:style-name="Sect1" text:name="Table of Contents1_Head">
                  <text:p text:style-name="MainHeading">Table of Contents</text:p>
                </text:index-title>
                <text:p text:style-name="P66">INTRODUCTION<text:a xlink:type="simple" xlink:href="#__RefHeading___Toc39372_147053780" text:style-name="Index_20_Link" text:visited-style-name="Index_20_Link"><text:tab/>1</text:a></text:p>
                <text:p text:style-name="P66">CHOOSE YOUR LEVEL (OF COMPLEXITY)<text:a xlink:type="simple" xlink:href="#__RefHeading___Toc39370_147053780" text:style-name="Index_20_Link" text:visited-style-name="Index_20_Link"><text:tab/>1</text:a></text:p>
                <text:p text:style-name="P67"><text:a xlink:type="simple" xlink:href="#__RefHeading___Toc39402_147053780" text:style-name="Index_20_Link" text:visited-style-name="Index_20_Link">One for All<text:tab/>1</text:a></text:p>
                <text:p text:style-name="P67"><text:a xlink:type="simple" xlink:href="#__RefHeading___Toc39400_147053780" text:style-name="Index_20_Link" text:visited-style-name="Index_20_Link">All Have One<text:tab/>2</text:a></text:p>
                <text:p text:style-name="P67"><text:a xlink:type="simple" xlink:href="#__RefHeading___Toc39398_147053780" text:style-name="Index_20_Link" text:visited-style-name="Index_20_Link">Forces of Nature<text:tab/>2</text:a></text:p>
                <text:p text:style-name="P67"><text:a xlink:type="simple" xlink:href="#__RefHeading___Toc39396_147053780" text:style-name="Index_20_Link" text:visited-style-name="Index_20_Link">Forces of Man<text:tab/>3</text:a></text:p>
                <text:p text:style-name="P67"><text:a xlink:type="simple" xlink:href="#__RefHeading___Toc39394_147053780" text:style-name="Index_20_Link" text:visited-style-name="Index_20_Link">Elementalism<text:tab/>3</text:a></text:p>
                <text:p text:style-name="P67"><text:a xlink:type="simple" xlink:href="#__RefHeading___Toc39392_147053780" text:style-name="Index_20_Link" text:visited-style-name="Index_20_Link">Existing Mythology<text:tab/>3</text:a></text:p>
                <text:p text:style-name="P66">ADD-ONS<text:a xlink:type="simple" xlink:href="#__RefHeading___Toc39368_147053780" text:style-name="Index_20_Link" text:visited-style-name="Index_20_Link"><text:tab/>5</text:a></text:p>
                <text:p text:style-name="P67"><text:a xlink:type="simple" xlink:href="#__RefHeading___Toc39390_147053780" text:style-name="Index_20_Link" text:visited-style-name="Index_20_Link">The Nemesis<text:tab/>5</text:a></text:p>
                <text:p text:style-name="P67"><text:a xlink:type="simple" xlink:href="#__RefHeading___Toc39388_147053780" text:style-name="Index_20_Link" text:visited-style-name="Index_20_Link">The Balance<text:tab/>5</text:a></text:p>
                <text:p text:style-name="P67"><text:a xlink:type="simple" xlink:href="#__RefHeading___Toc39386_147053780" text:style-name="Index_20_Link" text:visited-style-name="Index_20_Link">No Established Church<text:tab/>5</text:a></text:p>
                <text:p text:style-name="P67"><text:a xlink:type="simple" xlink:href="#__RefHeading___Toc39384_147053780" text:style-name="Index_20_Link" text:visited-style-name="Index_20_Link">Elaborate Established Church<text:tab/>5</text:a></text:p>
                <text:p text:style-name="P67"><text:a xlink:type="simple" xlink:href="#__RefHeading___Toc39382_147053780" text:style-name="Index_20_Link" text:visited-style-name="Index_20_Link">Cloistered Church<text:tab/>6</text:a></text:p>
                <text:p text:style-name="P67"><text:a xlink:type="simple" xlink:href="#__RefHeading___Toc39378_147053780" text:style-name="Index_20_Link" text:visited-style-name="Index_20_Link">Promiscuous Gods<text:tab/>6</text:a></text:p>
                <text:p text:style-name="P67"><text:a xlink:type="simple" xlink:href="#__RefHeading___Toc39376_147053780" text:style-name="Index_20_Link" text:visited-style-name="Index_20_Link">Atheism<text:tab/>6</text:a></text:p>
                <text:p text:style-name="P66">Open Game License<text:a xlink:type="simple" xlink:href="#__RefHeading___Toc39374_147053780" text:style-name="Index_20_Link" text:visited-style-name="Index_20_Link"><text:tab/>7</text:a></text:p>
              </text:index-body>
            </text:table-of-content>
            <text:p text:style-name="P5"/>
          </table:table-cell>
          <table:covered-table-cell/>
        </table:table-row>
      </table:table>
      <text:p text:style-name="MainHeading"><text:bookmark-start text:name="__RefHeading___Toc39372_147053780"/>INTRODUCTION<text:bookmark-end text:name="__RefHeading___Toc39372_147053780"/></text:p>
      <text:p text:style-name="P64">Clerics. They are essential to a campaign. Their strength is derived from their faith. <text:span text:style-name="T8">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Please don’t read anything else into it! So, let’s get started.</text:span></text:p>
      <text:p text:style-name="MainHeading"><text:bookmark-start text:name="__RefHeading___Toc39370_147053780"/>CHOOSE YOUR <text:span text:style-name="T63">FLAVOR</text:span><text:bookmark-end text:name="__RefHeading___Toc39370_147053780"/></text:p>
      <text:section text:style-name="Sect2" text:name="Section2">
        <text:p text:style-name="P43"><text:span text:style-name="T53">Your first choice is going to be how much effort you want to put into 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10">your</text:span><text:span text:style-name="T9"> players like backstory, and are the type to ask questions that send things off the plot-rails, then a more complex theology is a good idea for your future campaign <text:s/>(and sanity).</text:span></text:p>
        <text:p text:style-name="P31">The following sections will take you though the different stages. <text:s/>We’ll start with a simple theology, move to more complex ones, then finish with a section of “add-ons”, ideas to flesh out your basic thoughts with a few juicy details.</text:p>
        <text:p text:style-name="P65"><text:bookmark-start text:name="__RefHeading___Toc39402_147053780"/>One Has All<text:bookmark-end text:name="__RefHeading___Toc39402_147053780"/></text:p>
        <text:p text:style-name="P19">This is, of course, the simplest and easiest of theologies. <text:s/>Your world has <text:span text:style-name="T14">just one god. Probably he or she is the creator of the world. <text:s/>Every Cleric somehow worships this one god. </text:span></text:p>
        <text:p text:style-name="P21">Of course, this means that good and evil <text:span text:style-name="T40">C</text:span>lerics get their spells from the same source. <text:s/>You should give some thought to why this is.</text:p>
        <text:p text:style-name="P20">It could be that your god<text:span text:style-name="T30">dess</text:span> is somewhat aloof; having made the world, they are content to simply let things play out. <text:s/>If a <text:span text:style-name="T40">C</text:span>leric is devoted enough to be granted divine power, they are free to do with it what they see fit.</text:p>
        <text:p text:style-name="P22"><text:soft-page-break/>On the other hand, perhaps your god is very much involved, but is random, either whimsical or capricious, so he flits from one goal to another, aiding and abetting good and evil alike.</text:p>
        <text:p text:style-name="P22">Or perhaps your god is in way over their head. Maybe they had help making the world, but they are the only one left “holding the bag” and so now they are left the job of “spinning plates” and keeping the various long-term plans of all the other creators going all by themselv<text:span text:style-name="T54">e</text:span>s.</text:p>
        <text:p text:style-name="P20">Otherwise, perhaps the Nemesis add-on (detailed later) might be of use for enemy <text:span text:style-name="T40">C</text:span>lerics. </text:p>
        <text:p text:style-name="P51"><text:span text:style-name="T15">Sample Deity: </text:span><text:span text:style-name="T17">Jowenna, Mother of ALL</text:span></text:p>
        <text:p text:style-name="P46"><text:span text:style-name="T26">Jowenna is the creator, the source of all life. </text:span><text:span text:style-name="T18">As such, she does not play favorites among the races she put into the world. As a result, most </text:span><text:span text:style-name="T21">C</text:span><text:span text:style-name="T18">lerics of all races are reluctant to destroy life of any sort, but they are universally ready to destroy undead, which are abominations in the eyes of Jowenna.</text:span></text:p>
        <text:p text:style-name="P60"><text:bookmark-start text:name="__RefHeading___Toc39400_147053780"/><text:span text:style-name="T56">A</text:span><text:span text:style-name="T57">l</text:span><text:span text:style-name="T58">l Have One</text:span><text:bookmark-end text:name="__RefHeading___Toc39400_147053780"/></text:p>
        <text:p text:style-name="P32">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text:span text:style-name="T41">C</text:span>leric can count on their god being more invested in their worshipers. </text:p>
        <text:p text:style-name="P42">The other facet of this type of theology is that <text:span text:style-name="T41">C</text:span>lerics of different races might wind up having access to different spells, or be excluded from certain ones. For instance, <text:span text:style-name="T41">C</text:span>lerics of evil races might not have access to healing spells, or <text:span text:style-name="T41">D</text:span>warven <text:span text:style-name="T41">C</text:span>lerics might only be able to <text:span text:style-name="T6">c</text:span><text:span text:style-name="T4">reate </text:span><text:span text:style-name="T6">a</text:span><text:span text:style-name="T4">le</text:span> instead of <text:span text:style-name="T41">w</text:span>ater.</text:p>
        <text:p text:style-name="P42"><text:span text:style-name="T13">Sample Deity: </text:span><text:span text:style-name="T11">Velagor, god of Humans</text:span></text:p>
        <text:p text:style-name="P47"><text:span text:style-name="T18">Velagor is the patron of all Humans, and since humanity as a whole tends to be more cosmopolitan than other races he also accepts the more esoteric </text:span><text:span text:style-name="T26">worshipers</text:span><text:span text:style-name="T18"> – sentient golems, extra-planar beings stuck here from “elsewhere”, </text:span><text:span text:style-name="T26">and the like. He seeks to further Humanity as a whole, so he’s not really too concerned with the whole good and evil shtick that some deities get into.</text:span></text:p>
        <text:p text:style-name="P42"><text:span text:style-name="T13">Sample Deity: </text:span><text:span text:style-name="T12">Shigga</text:span><text:span text:style-name="T11">, god</text:span><text:span text:style-name="T12">dess</text:span><text:span text:style-name="T11"> of </text:span><text:span text:style-name="T12">goblins</text:span></text:p>
        <text:p text:style-name="P48"><text:span text:style-name="T26">S</text:span><text:span text:style-name="T16">higga shepherds all of the goblinoid branches – goblins, hobgoblins, and bugbears. Although she is known by different names. Velg to the bugbears, and Vorta to the militaristic hobgoblins, who insist that she is, in fact </text:span><text:span text:style-name="T48">he</text:span><text:span text:style-name="T49">. </text:span></text:p>
        <text:p text:style-name="P61"><text:bookmark-start text:name="__RefHeading___Toc39398_147053780"/><text:span text:style-name="T52">F</text:span><text:span text:style-name="T59">o</text:span><text:span text:style-name="T58">rces of Nature</text:span><text:bookmark-end text:name="__RefHeading___Toc39398_147053780"/></text:p>
        <text:p text:style-name="P23"><text:span text:style-name="T31">In this version, each of the gods is a force of nature personified. </text:span><text:span text:style-name="T32">The thing that appeals here is if you like a rich tapestry of gods. This can be great for G</text:span><text:span text:style-name="T33">M</text:span><text:span text:style-name="T32">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5">Before you get too scared of the complexity, the nice thing about this is that NO ONE in the world would know ALL of the deities, so you could create a few to start, and then add interesting ones as you go. A theology like this lends itself very well to the “<text:span text:style-name="T47">Promiscuous Gods</text:span>” add-on detailed later.</text:p>
        <text:p text:style-name="P18">Sample Deity: <text:span text:style-name="T16">Shu</text:span><text:span text:style-name="T22">u</text:span><text:span text:style-name="T16">ra-Shurra godde</text:span><text:span text:style-name="T22">s</text:span><text:span text:style-name="T16">s of Air</text:span></text:p>
        <text:p text:style-name="P52">Shuura-Shurra <text:span text:style-name="T44">is the capricious goddess of the air. Sailors especially try to always curry her favor, praying for favorable winds and clear skies. Farmers tend to pray both ways; for her to clear the skies of clouds in times of too much rain, and to bring more clouds in times of drought. When Shuura-Shurra argues with Bolth-Amrith, god of water, violent storms are created that wreak havoc on mortals.</text:span></text:p>
        <text:p text:style-name="P33">Sample Deity: <text:span text:style-name="T16">Blenn, son of Shuura-Shurra, god of Dead Calm</text:span></text:p>
        <text:p text:style-name="P24">Blenn is a minor, often neglected, even despised deity. Sailors hope to avoid his notice, as do kite-fliers everywhere. <text:soft-page-break/>While his brothers and sisters create all the wind of the world, he is the opposite. While he is often neglected, he is always present; in the eye of the hurricane, in the center of a tornado. His power keeps the more destructive of his siblings in check, and he is also the only one able to get his mother to see reason when she quarrels with Bolth-Amrith. Blenn’s clerics are the ones everyone turns to in times of great storms, and in times of great upheaval – Priests of Blenn are often called to mediate disputes and feuds.</text:p>
        <text:p text:style-name="P62"><text:bookmark-start text:name="__RefHeading___Toc39396_147053780"/><text:span text:style-name="T29">F</text:span><text:span text:style-name="T60">o</text:span><text:span text:style-name="T58">rces of Man</text:span><text:bookmark-end text:name="__RefHeading___Toc39396_147053780"/></text:p>
        <text:p text:style-name="P14">This type of theology is similar to the “forces of nature” in that the gods are personifications. In this case though, they are personifications of <text:span text:style-name="T30">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50"><text:span text:style-name="T15">Sample Deity: </text:span><text:span text:style-name="T19">Shandala, Patron of Knowledge</text:span></text:p>
        <text:p text:style-name="P45"><text:span text:style-name="T18">S</text:span><text:span text:style-name="T16">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50"><text:span text:style-name="T15">Sample Deity: </text:span><text:span text:style-name="T17">Ilan</text:span><text:span text:style-name="T19">, goddess of Science</text:span></text:p>
        <text:p text:style-name="P45"><text:span text:style-name="T16">Ilan is the Patron of pure scientific progress </text:span><text:span text:style-name="T20">c</text:span><text:span text:style-name="T16">ompletely separate from Magic of any form. Some of the more radical of Ilan’s followers eschew any form of magic, even going so far as to destroy items of magic and persecute user</text:span><text:span text:style-name="T20">s</text:span><text:span text:style-name="T16"> of magic. </text:span><text:span text:style-name="T20">Ilan herself does not condone these actions, she simply has no use for magic, or her twin, who she views as “taking shortcuts”.</text:span></text:p>
        <text:p text:style-name="P50"><text:span text:style-name="T15">Sample Deity: </text:span><text:span text:style-name="T17">Olan</text:span><text:span text:style-name="T19">, god of Magic</text:span></text:p>
        <text:p text:style-name="P49">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text:span text:style-name="T42">a</text:span> stodgy stick-in-the-mud”.</text:p>
        <text:p text:style-name="P63"><text:bookmark-start text:name="__RefHeading___Toc39394_147053780"/>E<text:span text:style-name="T62">lementalism</text:span><text:bookmark-end text:name="__RefHeading___Toc39394_147053780"/></text:p>
        <text:p text:style-name="P16">Gods in this world are the personification of the traditional four elements: Earth, Air, Fire, Water. They could either be faceless forces or actual personalities. If coupled with the "Promiscuous Gods" add-on you could create additional gods of Steam (Fire and Water), Lava (Fire and Earth), Ice (Water and Air), and Ooze (Earth and Water).<text:span text:style-name="T38"> If given personalities, Clerics of opposing elements might not get along too well with each other, while Clerics of adjacent elements might be capable of spectacular things if working in conjunction.</text:span></text:p>
        <text:p text:style-name="P35">Sample Deity: <text:span text:style-name="T25">Ban’Gles, The Eternal Flame</text:span></text:p>
        <text:p text:style-name="P25">Ban’Gles is the personification of fire. She is a goddess of destruction, yes, but also one of renewal, the forest fire that clears the underbrush to allow for more growth. The need to sometimes destroy an old building in order to make a better one. Ban’Gles is a potent, yet capricious deity, her clerics as often found as part of revolutionary armies, as they are volunteering in recovery efforts from natural disasters. </text:p>
        <text:p text:style-name="P62"><text:bookmark-start text:name="__RefHeading___Toc39392_147053780"/>E<text:span text:style-name="T62">xisting Mythology</text:span><text:bookmark-end text:name="__RefHeading___Toc39392_147053780"/></text:p>
        <text:p text:style-name="P12"><text:span text:style-name="T28">From a work standpoint, this theology is going to be the easiest</text:span>. <text:span text:style-name="T28">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text:soft-page-break/>What you need to realize is that while it is less work, you are trading your authority to some extent. <text:s/>Your players will be able to access the same sources as you, and will call you out on any “slips” or deviations you make from the source material.</text:p>
        <text:p text:style-name="P17">While you are of course the GM, and are the final say in the functioning of your world, having the world use Greek Mythology, for instance, and then having Apollo act like Ares, or having a <text:span text:style-name="T43">C</text:span>leric of Ares be a voice for Peace will strain the suspension of disbelief that is crucial to a good game session.</text:p>
        <text:section text:style-name="Sect3" text:name="Section3">
          <text:p text:style-name="P59"><text:bookmark-start text:name="__RefHeading___Toc39368_147053780"/>ADD-ONS<text:bookmark-end text:name="__RefHeading___Toc39368_147053780"/></text:p>
        </text:section>
        <text:p text:style-name="P44">The following section is full of additional ideas you can add to any of the previous sections. They just add a little flavor to your campaign, and help give some structure to how things go in the game. For instance, the Morgansfort <text:span text:style-name="T34">TM</text:span><text:span text:style-name="T35"> campaign has a deity called Tah </text:span><text:span text:style-name="T34">TM</text:span><text:span text:style-name="T35">, which is the only god in that world, the setting also makes use of (possibly) The Nemesis, Elaborate Established Church, and Heretics (the reformed church).</text:span></text:p>
        <text:p text:style-name="SubHeading"><text:bookmark-start text:name="__RefHeading___Toc39390_147053780"/>The Nemesis<text:bookmark-end text:name="__RefHeading___Toc39390_147053780"/></text:p>
        <text:p text:style-name="P40">This add-on is very useful when you only have one or a few deities. <text:s/>Basically, the god(s) or goddess(es) is(are) good, the Nemesis is bad. You could even have a Nemesis counterpart for each of your deities.</text:p>
        <text:p text:style-name="P34">Sample Deity: <text:span text:style-name="T23">Yortitch, the Destroyer</text:span></text:p>
        <text:p text:style-name="P53">Yortitch came to the world from Outside. <text:span text:style-name="T45">Not much is known of his history before, but there are hints that he followed 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40">If you like, you can expand this option to include:</text:p>
        <text:p text:style-name="SubHeading"><text:bookmark-start text:name="__RefHeading___Toc39388_147053780"/>The Balance<text:bookmark-end text:name="__RefHeading___Toc39388_147053780"/></text:p>
        <text:p text:style-name="P41">This add-on really only makes sense when added with The Nemesis (an add-on to the add-on if you will). This would allow for there to be a "balance-god" for the good and bad counterparts, ensuring that things don’t spiral out of control in the celestial realms.</text:p>
        <text:p text:style-name="P36">Sample Deity:<text:span text:style-name="T16"> </text:span><text:span text:style-name="T24">Halam, god of Balance</text:span></text:p>
        <text:p text:style-name="P52"><text:span text:style-name="T24">H</text:span><text:span text:style-name="T16">alam’s origin is more obscure than even Yortitch’s. Halam is a recent arrival in the world. </text:span></text:p>
        <text:p text:style-name="P54">100 years ago, during a time of worldwide strife, the forces of Jowenna and Yortitch nearly tore everything asunder. Just as everything seemed lost, each battlefield was visited by a shining presence that manifested as a set of ornate merchant’s scales. The conflicts stilled, and equal numbers of combatants from each side: humans, elves, orcs, ghouls, necromancers, <text:span text:style-name="T47">and others</text:span> became enveloped in light and made their way to the base of the scale. An emotionless voice spoke; though none can say what words were uttered. At the end, everyone found themselves back home, but of the glowing “Chosen” there was no sign. They are still around, though. </text:p>
        <text:p text:style-name="P55">Whenever conflicts threaten to spiral out of control, <text:span text:style-name="T46">g</text:span>lowing emissaries of Halam will appear, brokering peace when they can, forcing it when they must. Sometimes the<text:span text:style-name="T46">y are</text:span> living, sometimes monsters, sometimes undead; but always glowing, always wearing the symbol of a balance, always bringing peace.</text:p>
        <text:p text:style-name="SubHeading"><text:bookmark-start text:name="__RefHeading___Toc39386_147053780"/>No Established Church<text:bookmark-end text:name="__RefHeading___Toc39386_147053780"/></text:p>
        <text:p text:style-name="P37">With this add-on, <text:span text:style-name="T43">C</text:span>lerics in your world just “get the call” directly from their deity. Priests might not exist, or else they get their calls directly as well. Perhaps each priest and <text:span text:style-name="T43">C</text:span>leric recruits a likely youth and makes them an apprentice (which would mean players would have to do so as well!<text:span text:style-name="T36">)</text:span>. Worship could be radically different from village to village or be exactly the same, depending upon how active you want your gods to be in the world.</text:p>
        <text:p text:style-name="SubHeading"><text:bookmark-start text:name="__RefHeading___Toc39384_147053780"/>Elaborate Established Church<text:bookmark-end text:name="__RefHeading___Toc39384_147053780"/></text:p>
        <text:p text:style-name="P38">This add-on is useful when you want your <text:span text:style-name="T43">C</text:span>lerics to have an earthly support network. Churches in every major town and village can be sources of healing, holy water, and even missions. They can be sources of NPC help if needed, and a place to stay for <text:span text:style-name="T43">C</text:span>lerics who are short on cash. Of course, the free room and board could come with the price of doing a few “services” for the local parish!</text:p>
        <text:p text:style-name="SubHeading"><text:bookmark-start text:name="__RefHeading___Toc39382_147053780"/><text:soft-page-break/><text:span text:style-name="T50">Cloistered</text:span> Church<text:bookmark-end text:name="__RefHeading___Toc39382_147053780"/></text:p>
        <text:p text:style-name="P69"><text:span text:style-name="T27">With this add-on, the clergy is set apart. Clerics exist within cloistered walls, keeping the mundane world at a distance, which might just mean the world has little use for these “old-fashioned throwbacks”. In this sort of world, clerics might only venture outside rarely, to go on voyages of discovery, reporting back regularly with correspondence, or perhaps they have been cast out from their order and ar trying to make their way on their own. Turning to adventuring as a way of life.</text:span></text:p>
        <text:p text:style-name="P70">Heretics</text:p>
        <text:p text:style-name="P38">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SubHeading"><text:bookmark-start text:name="__RefHeading___Toc39378_147053780"/>Promiscuous Gods<text:bookmark-end text:name="__RefHeading___Toc39378_147053780"/></text:p>
        <text:p text:style-name="P39">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text:span text:style-name="T43">C</text:span>lerics and priests are all the sons and daughters of gods in some way, like descendants of demi-gods or something.</text:p>
        <text:p text:style-name="SubHeading"><text:bookmark-start text:name="__RefHeading___Toc39376_147053780"/>Atheism<text:bookmark-end text:name="__RefHeading___Toc39376_147053780"/></text:p>
        <text:p text:style-name="P39">Finally, we have this alternative for those players who, for one reason or another, want to play a <text:span text:style-name="T43">C</text:span>leric but don’t want it to be saddled with a fake religion. For these players, a <text:span text:style-name="T43">C</text:span>leric could be devoted to an ideal of some sort. The ideal doesn’t matter so much as that whatever ideal is adopted by the player, their character needs to actively pursue it in-game. This doesn’t mean they become a one-sided caricature. <text:span text:style-name="T37">It does mean that when presented with the opportunity, (and you as the GM should make sure those opportunities occur) they should role-play their commitment to that ideal.</text:span></text:p>
      </text:section>
      <text:p text:style-name="P58"><text:bookmark-start text:name="__RefHeading___Toc39374_147053780"/><text:toc-mark-start text:id="IMark2359294917560" text:outline-level="1"/>Open Game License<text:bookmark-end text:name="__RefHeading___Toc39374_147053780"/><text:toc-mark-end text:id="IMark2359294917560"/></text:p>
      <text:section text:style-name="Sect2" text:name="Section1">
        <text:p text:style-name="P8">INTRODUCTION</text:p>
        <text:p text:style-name="P10"><text:span text:style-name="T5">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2359294917560" text:main-entry="true"/>Role-Playing<text:alphabetical-index-mark-end text:id="IMark2359294917560"/>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3">2016</text:span> Chris Gonnerman.</text:p>
        <text:p text:style-name="P11"><text:span text:style-name="T39">Playing God</text:span> Copyright © 20<text:span text:style-name="T3">18-2019</text:span> <text:span text:style-name="T39">Thorin Schmidt.</text:span></text:p>
        <text:p text:style-name="P9">END OF LICENSE</text:p>
      </text:section>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Arial" svg:font-family="Arial"/>
    <style:font-face style:name="Arial Black" svg:font-family="'Arial Black'"/>
    <style:font-face style:name="Century Gothic1" svg:font-family="'Century Gothic'"/>
    <style:font-face style:name="Soutane"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4" svg:font-family="Soutane" style:font-adornments="Normal" style:font-pitch="variable"/>
    <style:font-face style:name="Soutane1" svg:font-family="Soutane" style:font-adornments="Regular" style:font-pitch="variable"/>
    <style:font-face style:name="SoutaneBlack2" svg:font-family="SoutaneBlack" style:font-pitch="variable"/>
    <style:font-face style:name="SoutaneBlack1" svg:font-family="SoutaneBlack" style:font-adornments="Bold" style:font-pitch="variable"/>
    <style:font-face style:name="SoutaneBlack"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1"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1"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1" fo:font-family="'Century Gothic'"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1"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4"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1"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1"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1"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SampleDeityText" style:family="paragraph" style:parent-style-name="Text_20_body">
      <loext:graphic-properties draw:fill="none" draw:fill-color="#99ccff"/>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1"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61ac07"/>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PLAYING GOD</text:span><text:tab/><text:tab/>A BASIC FANTASY SUPPLEMENT</text:p>
      </style:header>
      <style:header-left>
        <text:p text:style-name="MP3">A BASIC FANTASY SUPPLEMENT<text:tab/><text:tab/><text:span text:style-name="MT2">PLAYING GOD</text:span></text:p>
      </style:header-left>
      <style:footer>
        <text:p text:style-name="MP4"><text:tab/><text:span text:style-name="MT1"><text:page-number text:select-page="current">7</text:page-number></text:span></text:p>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8-11-07T15:47:40.387283670</meta:creation-date>
    <meta:editing-cycles>32</meta:editing-cycles>
    <meta:editing-duration>P3DT1M31S</meta:editing-duration>
    <dc:date>2019-12-13T15:22:11.517000000</dc:date>
    <meta:document-statistic meta:table-count="1" meta:image-count="0" meta:object-count="0" meta:page-count="7" meta:paragraph-count="130" meta:word-count="4113" meta:character-count="24439" meta:non-whitespace-character-count="20407"/>
    <meta:user-defined meta:name="Info 1"/>
    <meta:user-defined meta:name="Info 2"/>
    <meta:user-defined meta:name="Info 3"/>
    <meta:user-defined meta:name="Info 4"/>
  </office:meta>
</office:document-meta>
</file>